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re is no problem to be solved behind the making of this app, only the <text:span text:style-name="T1">will to make a simple game (well not so simple, multi-threads on multiple devices via bluetooth proved to be a pain) and to learn while doing so. The game might not be done however I sure learned a lot!<text:line-break/><text:line-break/>Thoughts for the future: Though this wasn't the primary goal, I have almost created a backend framework for connecting multiple devices together via bluetooth. With a few minor adjustments I have in mind it could be easily re-used for other application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1S</meta:editing-duration>
    <meta:editing-cycles>3</meta:editing-cycles>
    <meta:generator>OpenOffice/4.0.1$Win32 OpenOffice.org_project/401m5$Build-9714</meta:generator>
    <dc:date>2015-04-20T12:08:16.99</dc:date>
    <meta:document-statistic meta:table-count="0" meta:image-count="0" meta:object-count="0" meta:page-count="1" meta:paragraph-count="1" meta:word-count="95" meta:character-count="531"/>
    <meta:user-defined meta:name="Info 1"/>
    <meta:user-defined meta:name="Info 2"/>
    <meta:user-defined meta:name="Info 3"/>
    <meta:user-defined meta:name="Info 4"/>
  </office:meta>
</office:document-meta>
</file>